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YESSER ESCOBAR ROMAN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501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177409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YESSER ESCOBAR ROMAN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4501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17740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375</text:p>
          </table:table-cell>
          <table:table-cell table:style-name="Tableau1.A2" office:value-type="string">
            <text:p text:style-name="P7">320</text:p>
          </table:table-cell>
          <table:table-cell table:style-name="Tableau1.D2" office:value-type="string">
            <text:p text:style-name="P8">2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5827955</text:p>
          </table:table-cell>
          <table:table-cell table:style-name="Tabla2.D3" office:value-type="string">
            <text:p text:style-name="P23">2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2/06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1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CUENTA CON UB SALDO A FAVOR DEL DEPOSITO DEL 22/06/21, DE 130.00 SOLES.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1:01:1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